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VDNS 2 min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table:formula="of:=[.I3]-[.$C3]" office:value-type="float" office:value="0" calcext:value-type="float">
            <text:p>0</text:p>
          </table:table-cell>
          <table:table-cell table:style-name="ce1" table:formula="of:=([.I3]-[.$C3])/[.$C3]*100" office:value-type="float" office:value="0" calcext:value-type="float">
            <text:p>0.0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M3]-[.$C3]" office:value-type="float" office:value="0" calcext:value-type="float">
            <text:p>0</text:p>
          </table:table-cell>
          <table:table-cell table:formula="of:=([.M3]-[.$C3])/[.$C3]*100" office:value-type="float" office:value="0" calcext:value-type="float">
            <text:p>0.00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 table:formula="of:=[.I4]-[.$C4]" office:value-type="float" office:value="1" calcext:value-type="float">
            <text:p>1</text:p>
          </table:table-cell>
          <table:table-cell table:style-name="ce1" table:formula="of:=([.I4]-[.$C4])/[.$C4]*100" office:value-type="float" office:value="0.0735294117647059" calcext:value-type="float">
            <text:p>0.07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M4]-[.$C4]" office:value-type="float" office:value="0" calcext:value-type="float">
            <text:p>0</text:p>
          </table:table-cell>
          <table:table-cell table:formula="of:=([.M4]-[.$C4])/[.$C4]*100" office:value-type="float" office:value="0" calcext:value-type="float">
            <text:p>0.00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table:formula="of:=[.I5]-[.$C5]" office:value-type="float" office:value="0" calcext:value-type="float">
            <text:p>0</text:p>
          </table:table-cell>
          <table:table-cell table:style-name="ce1" table:formula="of:=([.I5]-[.$C5])/[.$C5]*100" office:value-type="float" office:value="0" calcext:value-type="float">
            <text:p>0.0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M5]-[.$C5]" office:value-type="float" office:value="0" calcext:value-type="float">
            <text:p>0</text:p>
          </table:table-cell>
          <table:table-cell table:formula="of:=([.M5]-[.$C5])/[.$C5]*100" office:value-type="float" office:value="0" calcext:value-type="float">
            <text:p>0.00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table:formula="of:=[.I6]-[.$C6]" office:value-type="float" office:value="0" calcext:value-type="float">
            <text:p>0</text:p>
          </table:table-cell>
          <table:table-cell table:style-name="ce1" table:formula="of:=([.I6]-[.$C6])/[.$C6]*100" office:value-type="float" office:value="0" calcext:value-type="float">
            <text:p>0.0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M6]-[.$C6]" office:value-type="float" office:value="0" calcext:value-type="float">
            <text:p>0</text:p>
          </table:table-cell>
          <table:table-cell table:formula="of:=([.M6]-[.$C6])/[.$C6]*100" office:value-type="float" office:value="0" calcext:value-type="float">
            <text:p>0.00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 table:formula="of:=[.I7]-[.$C7]" office:value-type="float" office:value="0" calcext:value-type="float">
            <text:p>0</text:p>
          </table:table-cell>
          <table:table-cell table:style-name="ce1" table:formula="of:=([.I7]-[.$C7])/[.$C7]*100" office:value-type="float" office:value="0" calcext:value-type="float">
            <text:p>0.0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M7]-[.$C7]" office:value-type="float" office:value="0" calcext:value-type="float">
            <text:p>0</text:p>
          </table:table-cell>
          <table:table-cell table:formula="of:=([.M7]-[.$C7])/[.$C7]*100" office:value-type="float" office:value="0" calcext:value-type="float">
            <text:p>0.00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table:formula="of:=[.I8]-[.$C8]" office:value-type="float" office:value="0" calcext:value-type="float">
            <text:p>0</text:p>
          </table:table-cell>
          <table:table-cell table:style-name="ce1" table:formula="of:=([.I8]-[.$C8])/[.$C8]*100" office:value-type="float" office:value="0" calcext:value-type="float">
            <text:p>0.0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M8]-[.$C8]" office:value-type="float" office:value="0" calcext:value-type="float">
            <text:p>0</text:p>
          </table:table-cell>
          <table:table-cell table:formula="of:=([.M8]-[.$C8])/[.$C8]*100" office:value-type="float" office:value="0" calcext:value-type="float">
            <text:p>0.00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2"/>
          <table:table-cell office:value-type="float" office:value="1861" calcext:value-type="float">
            <text:p>1861</text:p>
          </table:table-cell>
          <table:table-cell table:formula="of:=[.I9]-[.$C9]" office:value-type="float" office:value="18" calcext:value-type="float">
            <text:p>18</text:p>
          </table:table-cell>
          <table:table-cell table:style-name="ce1" table:formula="of:=([.I9]-[.$C9])/[.$C9]*100" office:value-type="float" office:value="0.976668475311991" calcext:value-type="float">
            <text:p>0.98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M9]-[.$C9]" office:value-type="float" office:value="0" calcext:value-type="float">
            <text:p>0</text:p>
          </table:table-cell>
          <table:table-cell table:formula="of:=([.M9]-[.$C9])/[.$C9]*100" office:value-type="float" office:value="0" calcext:value-type="float">
            <text:p>0.00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2"/>
          <table:table-cell office:value-type="float" office:value="1419" calcext:value-type="float">
            <text:p>1419</text:p>
          </table:table-cell>
          <table:table-cell table:formula="of:=[.I10]-[.$C10]" office:value-type="float" office:value="12" calcext:value-type="float">
            <text:p>12</text:p>
          </table:table-cell>
          <table:table-cell table:style-name="ce1" table:formula="of:=([.I10]-[.$C10])/[.$C10]*100" office:value-type="float" office:value="0.852878464818763" calcext:value-type="float">
            <text:p>0.85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M10]-[.$C10]" office:value-type="float" office:value="0" calcext:value-type="float">
            <text:p>0</text:p>
          </table:table-cell>
          <table:table-cell table:formula="of:=([.M10]-[.$C10])/[.$C10]*100" office:value-type="float" office:value="0" calcext:value-type="float">
            <text:p>0.00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table:formula="of:=[.I11]-[.$C11]" office:value-type="float" office:value="13" calcext:value-type="float">
            <text:p>13</text:p>
          </table:table-cell>
          <table:table-cell table:style-name="ce1" table:formula="of:=([.I11]-[.$C11])/[.$C11]*100" office:value-type="float" office:value="1.11492281303602" calcext:value-type="float">
            <text:p>1.11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M11]-[.$C11]" office:value-type="float" office:value="0" calcext:value-type="float">
            <text:p>0</text:p>
          </table:table-cell>
          <table:table-cell table:formula="of:=([.M11]-[.$C11])/[.$C11]*100" office:value-type="float" office:value="0" calcext:value-type="float">
            <text:p>0.00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2"/>
          <table:table-cell office:value-type="float" office:value="3567" calcext:value-type="float">
            <text:p>3567</text:p>
          </table:table-cell>
          <table:table-cell table:formula="of:=[.I12]-[.$C12]" office:value-type="float" office:value="15" calcext:value-type="float">
            <text:p>15</text:p>
          </table:table-cell>
          <table:table-cell table:style-name="ce1" table:formula="of:=([.I12]-[.$C12])/[.$C12]*100" office:value-type="float" office:value="0.422297297297297" calcext:value-type="float">
            <text:p>0.42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M12]-[.$C12]" office:value-type="float" office:value="0" calcext:value-type="float">
            <text:p>0</text:p>
          </table:table-cell>
          <table:table-cell table:formula="of:=([.M12]-[.$C12])/[.$C12]*100" office:value-type="float" office:value="0" calcext:value-type="float">
            <text:p>0.00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2"/>
          <table:table-cell office:value-type="float" office:value="2846" calcext:value-type="float">
            <text:p>2846</text:p>
          </table:table-cell>
          <table:table-cell table:formula="of:=[.I13]-[.$C13]" office:value-type="float" office:value="19" calcext:value-type="float">
            <text:p>19</text:p>
          </table:table-cell>
          <table:table-cell table:style-name="ce1" table:formula="of:=([.I13]-[.$C13])/[.$C13]*100" office:value-type="float" office:value="0.672090555359038" calcext:value-type="float">
            <text:p>0.67</text:p>
          </table:table-cell>
          <table:table-cell/>
          <table:table-cell office:value-type="float" office:value="2830" calcext:value-type="float">
            <text:p>2830</text:p>
          </table:table-cell>
          <table:table-cell table:formula="of:=[.M13]-[.$C13]" office:value-type="float" office:value="3" calcext:value-type="float">
            <text:p>3</text:p>
          </table:table-cell>
          <table:table-cell table:formula="of:=([.M13]-[.$C13])/[.$C13]*100" office:value-type="float" office:value="0.10611956137248" calcext:value-type="float">
            <text:p>0.11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table:formula="of:=[.I14]-[.$C14]" office:value-type="float" office:value="8" calcext:value-type="float">
            <text:p>8</text:p>
          </table:table-cell>
          <table:table-cell table:style-name="ce1" table:formula="of:=([.I14]-[.$C14])/[.$C14]*100" office:value-type="float" office:value="0.342026507054297" calcext:value-type="float">
            <text:p>0.34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M14]-[.$C14]" office:value-type="float" office:value="0" calcext:value-type="float">
            <text:p>0</text:p>
          </table:table-cell>
          <table:table-cell table:formula="of:=([.M14]-[.$C14])/[.$C14]*100" office:value-type="float" office:value="0" calcext:value-type="float">
            <text:p>0.00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0" calcext:value-type="float">
            <text:p>1930</text:p>
          </table:table-cell>
          <table:table-cell table:formula="of:=[.E15]-[.C15]" office:value-type="float" office:value="0" calcext:value-type="float">
            <text:p>0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table:formula="of:=[.I15]-[.$C15]" office:value-type="float" office:value="3" calcext:value-type="float">
            <text:p>3</text:p>
          </table:table-cell>
          <table:table-cell table:style-name="ce1" table:formula="of:=([.I15]-[.$C15])/[.$C15]*100" office:value-type="float" office:value="0.155440414507772" calcext:value-type="float">
            <text:p>0.16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M15]-[.$C15]" office:value-type="float" office:value="1" calcext:value-type="float">
            <text:p>1</text:p>
          </table:table-cell>
          <table:table-cell table:formula="of:=([.M15]-[.$C15])/[.$C15]*100" office:value-type="float" office:value="0.0518134715025907" calcext:value-type="float">
            <text:p>0.05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0" calcext:value-type="float">
            <text:p>1400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2"/>
          <table:table-cell office:value-type="float" office:value="1429" calcext:value-type="float">
            <text:p>1429</text:p>
          </table:table-cell>
          <table:table-cell table:formula="of:=[.I16]-[.$C16]" office:value-type="float" office:value="29" calcext:value-type="float">
            <text:p>29</text:p>
          </table:table-cell>
          <table:table-cell table:style-name="ce1" table:formula="of:=([.I16]-[.$C16])/[.$C16]*100" office:value-type="float" office:value="2.07142857142857" calcext:value-type="float">
            <text:p>2.07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M16]-[.$C16]" office:value-type="float" office:value="2" calcext:value-type="float">
            <text:p>2</text:p>
          </table:table-cell>
          <table:table-cell table:formula="of:=([.M16]-[.$C16])/[.$C16]*100" office:value-type="float" office:value="0.142857142857143" calcext:value-type="float">
            <text:p>0.14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table:formula="of:=[.I17]-[.$C17]" office:value-type="float" office:value="28" calcext:value-type="float">
            <text:p>28</text:p>
          </table:table-cell>
          <table:table-cell table:style-name="ce1" table:formula="of:=([.I17]-[.$C17])/[.$C17]*100" office:value-type="float" office:value="2.25261464199517" calcext:value-type="float">
            <text:p>2.25</text:p>
          </table:table-cell>
          <table:table-cell/>
          <table:table-cell office:value-type="float" office:value="1245" calcext:value-type="float">
            <text:p>1245</text:p>
          </table:table-cell>
          <table:table-cell table:formula="of:=[.M17]-[.$C17]" office:value-type="float" office:value="2" calcext:value-type="float">
            <text:p>2</text:p>
          </table:table-cell>
          <table:table-cell table:formula="of:=([.M17]-[.$C17])/[.$C17]*100" office:value-type="float" office:value="0.160901045856798" calcext:value-type="float">
            <text:p>0.16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5" calcext:value-type="float">
            <text:p>3455</text:p>
          </table:table-cell>
          <table:table-cell table:formula="of:=[.E18]-[.C18]" office:value-type="float" office:value="0" calcext:value-type="float">
            <text:p>0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table:formula="of:=[.I18]-[.$C18]" office:value-type="float" office:value="5" calcext:value-type="float">
            <text:p>5</text:p>
          </table:table-cell>
          <table:table-cell table:style-name="ce1" table:formula="of:=([.I18]-[.$C18])/[.$C18]*100" office:value-type="float" office:value="0.144717800289436" calcext:value-type="float">
            <text:p>0.14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M18]-[.$C18]" office:value-type="float" office:value="1" calcext:value-type="float">
            <text:p>1</text:p>
          </table:table-cell>
          <table:table-cell table:formula="of:=([.M18]-[.$C18])/[.$C18]*100" office:value-type="float" office:value="0.0289435600578871" calcext:value-type="float">
            <text:p>0.03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4" calcext:value-type="float">
            <text:p>2804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2"/>
          <table:table-cell office:value-type="float" office:value="2823" calcext:value-type="float">
            <text:p>2823</text:p>
          </table:table-cell>
          <table:table-cell table:formula="of:=[.I19]-[.$C19]" office:value-type="float" office:value="19" calcext:value-type="float">
            <text:p>19</text:p>
          </table:table-cell>
          <table:table-cell table:style-name="ce1" table:formula="of:=([.I19]-[.$C19])/[.$C19]*100" office:value-type="float" office:value="0.677603423680456" calcext:value-type="float">
            <text:p>0.68</text:p>
          </table:table-cell>
          <table:table-cell/>
          <table:table-cell office:value-type="float" office:value="2807" calcext:value-type="float">
            <text:p>2807</text:p>
          </table:table-cell>
          <table:table-cell table:formula="of:=[.M19]-[.$C19]" office:value-type="float" office:value="3" calcext:value-type="float">
            <text:p>3</text:p>
          </table:table-cell>
          <table:table-cell table:formula="of:=([.M19]-[.$C19])/[.$C19]*100" office:value-type="float" office:value="0.106990014265335" calcext:value-type="float">
            <text:p>0.11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table:formula="of:=[.I20]-[.$C20]" office:value-type="float" office:value="17" calcext:value-type="float">
            <text:p>17</text:p>
          </table:table-cell>
          <table:table-cell table:style-name="ce1" table:formula="of:=([.I20]-[.$C20])/[.$C20]*100" office:value-type="float" office:value="0.710999581764952" calcext:value-type="float">
            <text:p>0.71</text:p>
          </table:table-cell>
          <table:table-cell/>
          <table:table-cell office:value-type="float" office:value="2397" calcext:value-type="float">
            <text:p>2397</text:p>
          </table:table-cell>
          <table:table-cell table:formula="of:=[.M20]-[.$C20]" office:value-type="float" office:value="6" calcext:value-type="float">
            <text:p>6</text:p>
          </table:table-cell>
          <table:table-cell table:formula="of:=([.M20]-[.$C20])/[.$C20]*100" office:value-type="float" office:value="0.250941028858218" calcext:value-type="float">
            <text:p>0.25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6" calcext:value-type="float">
            <text:p>5596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2"/>
          <table:table-cell office:value-type="float" office:value="5604" calcext:value-type="float">
            <text:p>5604</text:p>
          </table:table-cell>
          <table:table-cell table:formula="of:=[.I21]-[.$C21]" office:value-type="float" office:value="8" calcext:value-type="float">
            <text:p>8</text:p>
          </table:table-cell>
          <table:table-cell table:style-name="ce1" table:formula="of:=([.I21]-[.$C21])/[.$C21]*100" office:value-type="float" office:value="0.142959256611866" calcext:value-type="float">
            <text:p>0.14</text:p>
          </table:table-cell>
          <table:table-cell/>
          <table:table-cell office:value-type="float" office:value="5598" calcext:value-type="float">
            <text:p>5598</text:p>
          </table:table-cell>
          <table:table-cell table:formula="of:=[.M21]-[.$C21]" office:value-type="float" office:value="2" calcext:value-type="float">
            <text:p>2</text:p>
          </table:table-cell>
          <table:table-cell table:formula="of:=([.M21]-[.$C21])/[.$C21]*100" office:value-type="float" office:value="0.0357398141529664" calcext:value-type="float">
            <text:p>0.04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table:formula="of:=[.I22]-[.$C22]" office:value-type="float" office:value="29" calcext:value-type="float">
            <text:p>29</text:p>
          </table:table-cell>
          <table:table-cell table:style-name="ce1" table:formula="of:=([.I22]-[.$C22])/[.$C22]*100" office:value-type="float" office:value="0.606440819740694" calcext:value-type="float">
            <text:p>0.61</text:p>
          </table:table-cell>
          <table:table-cell/>
          <table:table-cell office:value-type="float" office:value="4789" calcext:value-type="float">
            <text:p>4789</text:p>
          </table:table-cell>
          <table:table-cell table:formula="of:=[.M22]-[.$C22]" office:value-type="float" office:value="7" calcext:value-type="float">
            <text:p>7</text:p>
          </table:table-cell>
          <table:table-cell table:formula="of:=([.M22]-[.$C22])/[.$C22]*100" office:value-type="float" office:value="0.146382266833961" calcext:value-type="float">
            <text:p>0.15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2"/>
          <table:table-cell office:value-type="float" office:value="4281" calcext:value-type="float">
            <text:p>4281</text:p>
          </table:table-cell>
          <table:table-cell table:formula="of:=[.I23]-[.$C23]" office:value-type="float" office:value="37" calcext:value-type="float">
            <text:p>37</text:p>
          </table:table-cell>
          <table:table-cell table:style-name="ce1" table:formula="of:=([.I23]-[.$C23])/[.$C23]*100" office:value-type="float" office:value="0.87181903864279" calcext:value-type="float">
            <text:p>0.87</text:p>
          </table:table-cell>
          <table:table-cell/>
          <table:table-cell office:value-type="float" office:value="4253" calcext:value-type="float">
            <text:p>4253</text:p>
          </table:table-cell>
          <table:table-cell table:formula="of:=[.M23]-[.$C23]" office:value-type="float" office:value="9" calcext:value-type="float">
            <text:p>9</text:p>
          </table:table-cell>
          <table:table-cell table:formula="of:=([.M23]-[.$C23])/[.$C23]*100" office:value-type="float" office:value="0.212064090480679" calcext:value-type="float">
            <text:p>0.21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39" calcext:value-type="float">
            <text:p>11339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2"/>
          <table:table-cell office:value-type="float" office:value="11358" calcext:value-type="float">
            <text:p>11358</text:p>
          </table:table-cell>
          <table:table-cell table:formula="of:=[.I24]-[.$C24]" office:value-type="float" office:value="19" calcext:value-type="float">
            <text:p>19</text:p>
          </table:table-cell>
          <table:table-cell table:style-name="ce1" table:formula="of:=([.I24]-[.$C24])/[.$C24]*100" office:value-type="float" office:value="0.167563277184937" calcext:value-type="float">
            <text:p>0.17</text:p>
          </table:table-cell>
          <table:table-cell/>
          <table:table-cell office:value-type="float" office:value="11346" calcext:value-type="float">
            <text:p>11346</text:p>
          </table:table-cell>
          <table:table-cell table:formula="of:=[.M24]-[.$C24]" office:value-type="float" office:value="7" calcext:value-type="float">
            <text:p>7</text:p>
          </table:table-cell>
          <table:table-cell table:formula="of:=([.M24]-[.$C24])/[.$C24]*100" office:value-type="float" office:value="0.0617338389628715" calcext:value-type="float">
            <text:p>0.06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2"/>
          <table:table-cell office:value-type="float" office:value="10006" calcext:value-type="float">
            <text:p>10006</text:p>
          </table:table-cell>
          <table:table-cell table:formula="of:=[.I25]-[.$C25]" office:value-type="float" office:value="24" calcext:value-type="float">
            <text:p>24</text:p>
          </table:table-cell>
          <table:table-cell table:style-name="ce1" table:formula="of:=([.I25]-[.$C25])/[.$C25]*100" office:value-type="float" office:value="0.240432779002204" calcext:value-type="float">
            <text:p>0.24</text:p>
          </table:table-cell>
          <table:table-cell/>
          <table:table-cell office:value-type="float" office:value="9996" calcext:value-type="float">
            <text:p>9996</text:p>
          </table:table-cell>
          <table:table-cell table:formula="of:=[.M25]-[.$C25]" office:value-type="float" office:value="14" calcext:value-type="float">
            <text:p>14</text:p>
          </table:table-cell>
          <table:table-cell table:formula="of:=([.M25]-[.$C25])/[.$C25]*100" office:value-type="float" office:value="0.140252454417952" calcext:value-type="float">
            <text:p>0.14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2"/>
          <table:table-cell office:value-type="float" office:value="9366" calcext:value-type="float">
            <text:p>9366</text:p>
          </table:table-cell>
          <table:table-cell table:formula="of:=[.I26]-[.$C26]" office:value-type="float" office:value="40" calcext:value-type="float">
            <text:p>40</text:p>
          </table:table-cell>
          <table:table-cell table:style-name="ce1" table:formula="of:=([.I26]-[.$C26])/[.$C26]*100" office:value-type="float" office:value="0.428908428050611" calcext:value-type="float">
            <text:p>0.43</text:p>
          </table:table-cell>
          <table:table-cell/>
          <table:table-cell office:value-type="float" office:value="9350" calcext:value-type="float">
            <text:p>9350</text:p>
          </table:table-cell>
          <table:table-cell table:formula="of:=[.M26]-[.$C26]" office:value-type="float" office:value="24" calcext:value-type="float">
            <text:p>24</text:p>
          </table:table-cell>
          <table:table-cell table:formula="of:=([.M26]-[.$C26])/[.$C26]*100" office:value-type="float" office:value="0.257345056830367" calcext:value-type="float">
            <text:p>0.26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2"/>
          <table:table-cell office:value-type="float" office:value="18819" calcext:value-type="float">
            <text:p>18819</text:p>
          </table:table-cell>
          <table:table-cell table:formula="of:=[.I27]-[.$C27]" office:value-type="float" office:value="17" calcext:value-type="float">
            <text:p>17</text:p>
          </table:table-cell>
          <table:table-cell table:style-name="ce1" table:formula="of:=([.I27]-[.$C27])/[.$C27]*100" office:value-type="float" office:value="0.0904159132007233" calcext:value-type="float">
            <text:p>0.09</text:p>
          </table:table-cell>
          <table:table-cell/>
          <table:table-cell office:value-type="float" office:value="18805" calcext:value-type="float">
            <text:p>18805</text:p>
          </table:table-cell>
          <table:table-cell table:formula="of:=[.M27]-[.$C27]" office:value-type="float" office:value="3" calcext:value-type="float">
            <text:p>3</text:p>
          </table:table-cell>
          <table:table-cell table:formula="of:=([.M27]-[.$C27])/[.$C27]*100" office:value-type="float" office:value="0.0159557493883629" calcext:value-type="float">
            <text:p>0.02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2"/>
          <table:table-cell office:value-type="float" office:value="17191" calcext:value-type="float">
            <text:p>17191</text:p>
          </table:table-cell>
          <table:table-cell table:formula="of:=[.I28]-[.$C28]" office:value-type="float" office:value="46" calcext:value-type="float">
            <text:p>46</text:p>
          </table:table-cell>
          <table:table-cell table:style-name="ce1" table:formula="of:=([.I28]-[.$C28])/[.$C28]*100" office:value-type="float" office:value="0.268299795858851" calcext:value-type="float">
            <text:p>0.27</text:p>
          </table:table-cell>
          <table:table-cell/>
          <table:table-cell office:value-type="float" office:value="17170" calcext:value-type="float">
            <text:p>17170</text:p>
          </table:table-cell>
          <table:table-cell table:formula="of:=[.M28]-[.$C28]" office:value-type="float" office:value="25" calcext:value-type="float">
            <text:p>25</text:p>
          </table:table-cell>
          <table:table-cell table:formula="of:=([.M28]-[.$C28])/[.$C28]*100" office:value-type="float" office:value="0.145815106445028" calcext:value-type="float">
            <text:p>0.15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9" calcext:value-type="float">
            <text:p>16289</text:p>
          </table:table-cell>
          <table:table-cell table:formula="of:=[.E29]-[.C29]" office:value-type="float" office:value="5" calcext:value-type="float">
            <text:p>5</text:p>
          </table:table-cell>
          <table:table-cell table:number-columns-repeated="2"/>
          <table:table-cell office:value-type="float" office:value="16317" calcext:value-type="float">
            <text:p>16317</text:p>
          </table:table-cell>
          <table:table-cell table:formula="of:=[.I29]-[.$C29]" office:value-type="float" office:value="33" calcext:value-type="float">
            <text:p>33</text:p>
          </table:table-cell>
          <table:table-cell table:style-name="ce1" table:formula="of:=([.I29]-[.$C29])/[.$C29]*100" office:value-type="float" office:value="0.202652910832719" calcext:value-type="float">
            <text:p>0.20</text:p>
          </table:table-cell>
          <table:table-cell/>
          <table:table-cell office:value-type="float" office:value="16311" calcext:value-type="float">
            <text:p>16311</text:p>
          </table:table-cell>
          <table:table-cell table:formula="of:=[.M29]-[.$C29]" office:value-type="float" office:value="27" calcext:value-type="float">
            <text:p>27</text:p>
          </table:table-cell>
          <table:table-cell table:formula="of:=([.M29]-[.$C29])/[.$C29]*100" office:value-type="float" office:value="0.165806927044952" calcext:value-type="float">
            <text:p>0.17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2"/>
          <table:table-cell office:value-type="float" office:value="6371" calcext:value-type="float">
            <text:p>6371</text:p>
          </table:table-cell>
          <table:table-cell table:formula="of:=[.I30]-[.$C30]" office:value-type="float" office:value="18" calcext:value-type="float">
            <text:p>18</text:p>
          </table:table-cell>
          <table:table-cell table:style-name="ce1" table:formula="of:=([.I30]-[.$C30])/[.$C30]*100" office:value-type="float" office:value="0.283330709900834" calcext:value-type="float">
            <text:p>0.28</text:p>
          </table:table-cell>
          <table:table-cell/>
          <table:table-cell office:value-type="float" office:value="6356" calcext:value-type="float">
            <text:p>6356</text:p>
          </table:table-cell>
          <table:table-cell table:formula="of:=[.M30]-[.$C30]" office:value-type="float" office:value="3" calcext:value-type="float">
            <text:p>3</text:p>
          </table:table-cell>
          <table:table-cell table:formula="of:=([.M30]-[.$C30])/[.$C30]*100" office:value-type="float" office:value="0.0472217849834724" calcext:value-type="float">
            <text:p>0.05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2"/>
          <table:table-cell office:value-type="float" office:value="6429" calcext:value-type="float">
            <text:p>6429</text:p>
          </table:table-cell>
          <table:table-cell table:formula="of:=[.I31]-[.$C31]" office:value-type="float" office:value="82" calcext:value-type="float">
            <text:p>82</text:p>
          </table:table-cell>
          <table:table-cell table:style-name="ce1" table:formula="of:=([.I31]-[.$C31])/[.$C31]*100" office:value-type="float" office:value="1.29194895226091" calcext:value-type="float">
            <text:p>1.29</text:p>
          </table:table-cell>
          <table:table-cell/>
          <table:table-cell office:value-type="float" office:value="6358" calcext:value-type="float">
            <text:p>6358</text:p>
          </table:table-cell>
          <table:table-cell table:formula="of:=[.M31]-[.$C31]" office:value-type="float" office:value="11" calcext:value-type="float">
            <text:p>11</text:p>
          </table:table-cell>
          <table:table-cell table:formula="of:=([.M31]-[.$C31])/[.$C31]*100" office:value-type="float" office:value="0.173310225303293" calcext:value-type="float">
            <text:p>0.17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2"/>
          <table:table-cell office:value-type="float" office:value="6372" calcext:value-type="float">
            <text:p>6372</text:p>
          </table:table-cell>
          <table:table-cell table:formula="of:=[.I32]-[.$C32]" office:value-type="float" office:value="187" calcext:value-type="float">
            <text:p>187</text:p>
          </table:table-cell>
          <table:table-cell table:style-name="ce1" table:formula="of:=([.I32]-[.$C32])/[.$C32]*100" office:value-type="float" office:value="3.0234438156831" calcext:value-type="float">
            <text:p>3.02</text:p>
          </table:table-cell>
          <table:table-cell/>
          <table:table-cell office:value-type="float" office:value="6252" calcext:value-type="float">
            <text:p>6252</text:p>
          </table:table-cell>
          <table:table-cell table:formula="of:=[.M32]-[.$C32]" office:value-type="float" office:value="67" calcext:value-type="float">
            <text:p>67</text:p>
          </table:table-cell>
          <table:table-cell table:formula="of:=([.M32]-[.$C32])/[.$C32]*100" office:value-type="float" office:value="1.08326596604689" calcext:value-type="float">
            <text:p>1.08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2"/>
          <table:table-cell office:value-type="float" office:value="12771" calcext:value-type="float">
            <text:p>12771</text:p>
          </table:table-cell>
          <table:table-cell table:formula="of:=[.I33]-[.$C33]" office:value-type="float" office:value="29" calcext:value-type="float">
            <text:p>29</text:p>
          </table:table-cell>
          <table:table-cell table:style-name="ce1" table:formula="of:=([.I33]-[.$C33])/[.$C33]*100" office:value-type="float" office:value="0.227593784335269" calcext:value-type="float">
            <text:p>0.23</text:p>
          </table:table-cell>
          <table:table-cell/>
          <table:table-cell office:value-type="float" office:value="12747" calcext:value-type="float">
            <text:p>12747</text:p>
          </table:table-cell>
          <table:table-cell table:formula="of:=[.M33]-[.$C33]" office:value-type="float" office:value="5" calcext:value-type="float">
            <text:p>5</text:p>
          </table:table-cell>
          <table:table-cell table:formula="of:=([.M33]-[.$C33])/[.$C33]*100" office:value-type="float" office:value="0.0392403076440119" calcext:value-type="float">
            <text:p>0.04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2"/>
          <table:table-cell office:value-type="float" office:value="12519" calcext:value-type="float">
            <text:p>12519</text:p>
          </table:table-cell>
          <table:table-cell table:formula="of:=[.I34]-[.$C34]" office:value-type="float" office:value="89" calcext:value-type="float">
            <text:p>89</text:p>
          </table:table-cell>
          <table:table-cell table:style-name="ce1" table:formula="of:=([.I34]-[.$C34])/[.$C34]*100" office:value-type="float" office:value="0.716009654062751" calcext:value-type="float">
            <text:p>0.72</text:p>
          </table:table-cell>
          <table:table-cell/>
          <table:table-cell office:value-type="float" office:value="12451" calcext:value-type="float">
            <text:p>12451</text:p>
          </table:table-cell>
          <table:table-cell table:formula="of:=[.M34]-[.$C34]" office:value-type="float" office:value="21" calcext:value-type="float">
            <text:p>21</text:p>
          </table:table-cell>
          <table:table-cell table:formula="of:=([.M34]-[.$C34])/[.$C34]*100" office:value-type="float" office:value="0.168946098149638" calcext:value-type="float">
            <text:p>0.17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 table:number-columns-repeated="2"/>
          <table:table-cell office:value-type="float" office:value="12372" calcext:value-type="float">
            <text:p>12372</text:p>
          </table:table-cell>
          <table:table-cell table:formula="of:=[.I35]-[.$C35]" office:value-type="float" office:value="137" calcext:value-type="float">
            <text:p>137</text:p>
          </table:table-cell>
          <table:table-cell table:style-name="ce1" table:formula="of:=([.I35]-[.$C35])/[.$C35]*100" office:value-type="float" office:value="1.11973845525133" calcext:value-type="float">
            <text:p>1.12</text:p>
          </table:table-cell>
          <table:table-cell/>
          <table:table-cell office:value-type="float" office:value="12292" calcext:value-type="float">
            <text:p>12292</text:p>
          </table:table-cell>
          <table:table-cell table:formula="of:=[.M35]-[.$C35]" office:value-type="float" office:value="57" calcext:value-type="float">
            <text:p>57</text:p>
          </table:table-cell>
          <table:table-cell table:formula="of:=([.M35]-[.$C35])/[.$C35]*100" office:value-type="float" office:value="0.46587658357172" calcext:value-type="float">
            <text:p>0.47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2"/>
          <table:table-cell office:value-type="float" office:value="24996" calcext:value-type="float">
            <text:p>24996</text:p>
          </table:table-cell>
          <table:table-cell table:formula="of:=[.I36]-[.$C36]" office:value-type="float" office:value="35" calcext:value-type="float">
            <text:p>35</text:p>
          </table:table-cell>
          <table:table-cell table:style-name="ce1" table:formula="of:=([.I36]-[.$C36])/[.$C36]*100" office:value-type="float" office:value="0.140218741236329" calcext:value-type="float">
            <text:p>0.14</text:p>
          </table:table-cell>
          <table:table-cell/>
          <table:table-cell office:value-type="float" office:value="24974" calcext:value-type="float">
            <text:p>24974</text:p>
          </table:table-cell>
          <table:table-cell table:formula="of:=[.M36]-[.$C36]" office:value-type="float" office:value="13" calcext:value-type="float">
            <text:p>13</text:p>
          </table:table-cell>
          <table:table-cell table:formula="of:=([.M36]-[.$C36])/[.$C36]*100" office:value-type="float" office:value="0.0520812467449221" calcext:value-type="float">
            <text:p>0.05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5" calcext:value-type="float">
            <text:p>24585</text:p>
          </table:table-cell>
          <table:table-cell table:formula="of:=[.E37]-[.C37]" office:value-type="float" office:value="22" calcext:value-type="float">
            <text:p>22</text:p>
          </table:table-cell>
          <table:table-cell table:number-columns-repeated="2"/>
          <table:table-cell office:value-type="float" office:value="24650" calcext:value-type="float">
            <text:p>24650</text:p>
          </table:table-cell>
          <table:table-cell table:formula="of:=[.I37]-[.$C37]" office:value-type="float" office:value="87" calcext:value-type="float">
            <text:p>87</text:p>
          </table:table-cell>
          <table:table-cell table:style-name="ce1" table:formula="of:=([.I37]-[.$C37])/[.$C37]*100" office:value-type="float" office:value="0.354191263282172" calcext:value-type="float">
            <text:p>0.35</text:p>
          </table:table-cell>
          <table:table-cell/>
          <table:table-cell office:value-type="float" office:value="24620" calcext:value-type="float">
            <text:p>24620</text:p>
          </table:table-cell>
          <table:table-cell table:formula="of:=[.M37]-[.$C37]" office:value-type="float" office:value="57" calcext:value-type="float">
            <text:p>57</text:p>
          </table:table-cell>
          <table:table-cell table:formula="of:=([.M37]-[.$C37])/[.$C37]*100" office:value-type="float" office:value="0.232056344909009" calcext:value-type="float">
            <text:p>0.23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 table:number-columns-repeated="2"/>
          <table:table-cell office:value-type="float" office:value="24595" calcext:value-type="float">
            <text:p>24595</text:p>
          </table:table-cell>
          <table:table-cell table:formula="of:=[.I38]-[.$C38]" office:value-type="float" office:value="245" calcext:value-type="float">
            <text:p>245</text:p>
          </table:table-cell>
          <table:table-cell table:style-name="ce1" table:formula="of:=([.I38]-[.$C38])/[.$C38]*100" office:value-type="float" office:value="1.00616016427105" calcext:value-type="float">
            <text:p>1.01</text:p>
          </table:table-cell>
          <table:table-cell/>
          <table:table-cell office:value-type="float" office:value="24533" calcext:value-type="float">
            <text:p>24533</text:p>
          </table:table-cell>
          <table:table-cell table:formula="of:=[.M38]-[.$C38]" office:value-type="float" office:value="183" calcext:value-type="float">
            <text:p>183</text:p>
          </table:table-cell>
          <table:table-cell table:formula="of:=([.M38]-[.$C38])/[.$C38]*100" office:value-type="float" office:value="0.751540041067762" calcext:value-type="float">
            <text:p>0.75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4" calcext:value-type="float">
            <text:p>55414</text:p>
          </table:table-cell>
          <table:table-cell table:formula="of:=[.E39]-[.C39]" office:value-type="float" office:value="10" calcext:value-type="float">
            <text:p>10</text:p>
          </table:table-cell>
          <table:table-cell table:number-columns-repeated="2"/>
          <table:table-cell office:value-type="float" office:value="55450" calcext:value-type="float">
            <text:p>55450</text:p>
          </table:table-cell>
          <table:table-cell table:formula="of:=[.I39]-[.$C39]" office:value-type="float" office:value="46" calcext:value-type="float">
            <text:p>46</text:p>
          </table:table-cell>
          <table:table-cell table:style-name="ce1" table:formula="of:=([.I39]-[.$C39])/[.$C39]*100" office:value-type="float" office:value="0.0830264962818569" calcext:value-type="float">
            <text:p>0.08</text:p>
          </table:table-cell>
          <table:table-cell/>
          <table:table-cell office:value-type="float" office:value="55430" calcext:value-type="float">
            <text:p>55430</text:p>
          </table:table-cell>
          <table:table-cell table:formula="of:=[.M39]-[.$C39]" office:value-type="float" office:value="26" calcext:value-type="float">
            <text:p>26</text:p>
          </table:table-cell>
          <table:table-cell table:formula="of:=([.M39]-[.$C39])/[.$C39]*100" office:value-type="float" office:value="0.0469280196375713" calcext:value-type="float">
            <text:p>0.05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 table:number-columns-repeated="2"/>
          <table:table-cell office:value-type="float" office:value="54969" calcext:value-type="float">
            <text:p>54969</text:p>
          </table:table-cell>
          <table:table-cell table:formula="of:=[.I40]-[.$C40]" office:value-type="float" office:value="135" calcext:value-type="float">
            <text:p>135</text:p>
          </table:table-cell>
          <table:table-cell table:style-name="ce1" table:formula="of:=([.I40]-[.$C40])/[.$C40]*100" office:value-type="float" office:value="0.246197614618667" calcext:value-type="float">
            <text:p>0.25</text:p>
          </table:table-cell>
          <table:table-cell/>
          <table:table-cell office:value-type="float" office:value="54934" calcext:value-type="float">
            <text:p>54934</text:p>
          </table:table-cell>
          <table:table-cell table:formula="of:=[.M40]-[.$C40]" office:value-type="float" office:value="100" calcext:value-type="float">
            <text:p>100</text:p>
          </table:table-cell>
          <table:table-cell table:formula="of:=([.M40]-[.$C40])/[.$C40]*100" office:value-type="float" office:value="0.182368603421235" calcext:value-type="float">
            <text:p>0.18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 table:number-columns-repeated="2"/>
          <table:table-cell office:value-type="float" office:value="54796" calcext:value-type="float">
            <text:p>54796</text:p>
          </table:table-cell>
          <table:table-cell table:formula="of:=[.I41]-[.$C41]" office:value-type="float" office:value="245" calcext:value-type="float">
            <text:p>245</text:p>
          </table:table-cell>
          <table:table-cell table:style-name="ce1" table:formula="of:=([.I41]-[.$C41])/[.$C41]*100" office:value-type="float" office:value="0.449121006031054" calcext:value-type="float">
            <text:p>0.45</text:p>
          </table:table-cell>
          <table:table-cell/>
          <table:table-cell office:value-type="float" office:value="54730" calcext:value-type="float">
            <text:p>54730</text:p>
          </table:table-cell>
          <table:table-cell table:formula="of:=[.M41]-[.$C41]" office:value-type="float" office:value="179" calcext:value-type="float">
            <text:p>179</text:p>
          </table:table-cell>
          <table:table-cell table:formula="of:=([.M41]-[.$C41])/[.$C41]*100" office:value-type="float" office:value="0.328133306447178" calcext:value-type="float">
            <text:p>0.33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 table:number-columns-repeated="2"/>
          <table:table-cell office:value-type="float" office:value="97874" calcext:value-type="float">
            <text:p>97874</text:p>
          </table:table-cell>
          <table:table-cell table:formula="of:=[.I42]-[.$C42]" office:value-type="float" office:value="50" calcext:value-type="float">
            <text:p>50</text:p>
          </table:table-cell>
          <table:table-cell table:style-name="ce1" table:formula="of:=([.I42]-[.$C42])/[.$C42]*100" office:value-type="float" office:value="0.0511122015047432" calcext:value-type="float">
            <text:p>0.05</text:p>
          </table:table-cell>
          <table:table-cell/>
          <table:table-cell office:value-type="float" office:value="97863" calcext:value-type="float">
            <text:p>97863</text:p>
          </table:table-cell>
          <table:table-cell table:formula="of:=[.M42]-[.$C42]" office:value-type="float" office:value="39" calcext:value-type="float">
            <text:p>39</text:p>
          </table:table-cell>
          <table:table-cell table:formula="of:=([.M42]-[.$C42])/[.$C42]*100" office:value-type="float" office:value="0.0398675171736997" calcext:value-type="float">
            <text:p>0.04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 table:number-columns-repeated="2"/>
          <table:table-cell office:value-type="float" office:value="97225" calcext:value-type="float">
            <text:p>97225</text:p>
          </table:table-cell>
          <table:table-cell table:formula="of:=[.I43]-[.$C43]" office:value-type="float" office:value="119" calcext:value-type="float">
            <text:p>119</text:p>
          </table:table-cell>
          <table:table-cell table:style-name="ce1" table:formula="of:=([.I43]-[.$C43])/[.$C43]*100" office:value-type="float" office:value="0.122546495582147" calcext:value-type="float">
            <text:p>0.12</text:p>
          </table:table-cell>
          <table:table-cell/>
          <table:table-cell office:value-type="float" office:value="97200" calcext:value-type="float">
            <text:p>97200</text:p>
          </table:table-cell>
          <table:table-cell table:formula="of:=[.M43]-[.$C43]" office:value-type="float" office:value="94" calcext:value-type="float">
            <text:p>94</text:p>
          </table:table-cell>
          <table:table-cell table:formula="of:=([.M43]-[.$C43])/[.$C43]*100" office:value-type="float" office:value="0.0968014334850576" calcext:value-type="float">
            <text:p>0.10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 table:number-columns-repeated="2"/>
          <table:table-cell office:value-type="float" office:value="97288" calcext:value-type="float">
            <text:p>97288</text:p>
          </table:table-cell>
          <table:table-cell table:formula="of:=[.I44]-[.$C44]" office:value-type="float" office:value="254" calcext:value-type="float">
            <text:p>254</text:p>
          </table:table-cell>
          <table:table-cell table:style-name="ce1" table:formula="of:=([.I44]-[.$C44])/[.$C44]*100" office:value-type="float" office:value="0.261763917802008" calcext:value-type="float">
            <text:p>0.26</text:p>
          </table:table-cell>
          <table:table-cell/>
          <table:table-cell office:value-type="float" office:value="97239" calcext:value-type="float">
            <text:p>97239</text:p>
          </table:table-cell>
          <table:table-cell table:formula="of:=[.M44]-[.$C44]" office:value-type="float" office:value="205" calcext:value-type="float">
            <text:p>205</text:p>
          </table:table-cell>
          <table:table-cell table:formula="of:=([.M44]-[.$C44])/[.$C44]*100" office:value-type="float" office:value="0.211266154131542" calcext:value-type="float">
            <text:p>0.21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2"/>
          <table:table-cell office:value-type="float" office:value="12711" calcext:value-type="float">
            <text:p>12711</text:p>
          </table:table-cell>
          <table:table-cell table:formula="of:=[.I45]-[.$C45]" office:value-type="float" office:value="30" calcext:value-type="float">
            <text:p>30</text:p>
          </table:table-cell>
          <table:table-cell table:style-name="ce1" table:formula="of:=([.I45]-[.$C45])/[.$C45]*100" office:value-type="float" office:value="0.236574402649633" calcext:value-type="float">
            <text:p>0.24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M45]-[.$C45]" office:value-type="float" office:value="0" calcext:value-type="float">
            <text:p>0</text:p>
          </table:table-cell>
          <table:table-cell table:formula="of:=([.M45]-[.$C45])/[.$C45]*100" office:value-type="float" office:value="0" calcext:value-type="float">
            <text:p>0.00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2"/>
          <table:table-cell office:value-type="float" office:value="11669" calcext:value-type="float">
            <text:p>11669</text:p>
          </table:table-cell>
          <table:table-cell table:formula="of:=[.I46]-[.$C46]" office:value-type="float" office:value="92" calcext:value-type="float">
            <text:p>92</text:p>
          </table:table-cell>
          <table:table-cell table:style-name="ce1" table:formula="of:=([.I46]-[.$C46])/[.$C46]*100" office:value-type="float" office:value="0.794679105122225" calcext:value-type="float">
            <text:p>0.79</text:p>
          </table:table-cell>
          <table:table-cell/>
          <table:table-cell office:value-type="float" office:value="11579" calcext:value-type="float">
            <text:p>11579</text:p>
          </table:table-cell>
          <table:table-cell table:formula="of:=[.M46]-[.$C46]" office:value-type="float" office:value="2" calcext:value-type="float">
            <text:p>2</text:p>
          </table:table-cell>
          <table:table-cell table:formula="of:=([.M46]-[.$C46])/[.$C46]*100" office:value-type="float" office:value="0.0172756327200484" calcext:value-type="float">
            <text:p>0.02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2"/>
          <table:table-cell office:value-type="float" office:value="8723" calcext:value-type="float">
            <text:p>8723</text:p>
          </table:table-cell>
          <table:table-cell table:formula="of:=[.I47]-[.$C47]" office:value-type="float" office:value="287" calcext:value-type="float">
            <text:p>287</text:p>
          </table:table-cell>
          <table:table-cell table:style-name="ce1" table:formula="of:=([.I47]-[.$C47])/[.$C47]*100" office:value-type="float" office:value="3.40208629682314" calcext:value-type="float">
            <text:p>3.40</text:p>
          </table:table-cell>
          <table:table-cell/>
          <table:table-cell office:value-type="float" office:value="8489" calcext:value-type="float">
            <text:p>8489</text:p>
          </table:table-cell>
          <table:table-cell table:formula="of:=[.M47]-[.$C47]" office:value-type="float" office:value="53" calcext:value-type="float">
            <text:p>53</text:p>
          </table:table-cell>
          <table:table-cell table:formula="of:=([.M47]-[.$C47])/[.$C47]*100" office:value-type="float" office:value="0.628259838786155" calcext:value-type="float">
            <text:p>0.63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2"/>
          <table:table-cell office:value-type="float" office:value="24968" calcext:value-type="float">
            <text:p>24968</text:p>
          </table:table-cell>
          <table:table-cell table:formula="of:=[.I48]-[.$C48]" office:value-type="float" office:value="38" calcext:value-type="float">
            <text:p>38</text:p>
          </table:table-cell>
          <table:table-cell table:style-name="ce1" table:formula="of:=([.I48]-[.$C48])/[.$C48]*100" office:value-type="float" office:value="0.152426795026073" calcext:value-type="float">
            <text:p>0.15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M48]-[.$C48]" office:value-type="float" office:value="0" calcext:value-type="float">
            <text:p>0</text:p>
          </table:table-cell>
          <table:table-cell table:formula="of:=([.M48]-[.$C48])/[.$C48]*100" office:value-type="float" office:value="0" calcext:value-type="float">
            <text:p>0.00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2"/>
          <table:table-cell office:value-type="float" office:value="23375" calcext:value-type="float">
            <text:p>23375</text:p>
          </table:table-cell>
          <table:table-cell table:formula="of:=[.I49]-[.$C49]" office:value-type="float" office:value="68" calcext:value-type="float">
            <text:p>68</text:p>
          </table:table-cell>
          <table:table-cell table:style-name="ce1" table:formula="of:=([.I49]-[.$C49])/[.$C49]*100" office:value-type="float" office:value="0.291757840991977" calcext:value-type="float">
            <text:p>0.29</text:p>
          </table:table-cell>
          <table:table-cell/>
          <table:table-cell office:value-type="float" office:value="23307" calcext:value-type="float">
            <text:p>23307</text:p>
          </table:table-cell>
          <table:table-cell table:formula="of:=[.M49]-[.$C49]" office:value-type="float" office:value="0" calcext:value-type="float">
            <text:p>0</text:p>
          </table:table-cell>
          <table:table-cell table:formula="of:=([.M49]-[.$C49])/[.$C49]*100" office:value-type="float" office:value="0" calcext:value-type="float">
            <text:p>0.00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2"/>
          <table:table-cell office:value-type="float" office:value="22525" calcext:value-type="float">
            <text:p>22525</text:p>
          </table:table-cell>
          <table:table-cell table:formula="of:=[.I50]-[.$C50]" office:value-type="float" office:value="146" calcext:value-type="float">
            <text:p>146</text:p>
          </table:table-cell>
          <table:table-cell table:style-name="ce1" table:formula="of:=([.I50]-[.$C50])/[.$C50]*100" office:value-type="float" office:value="0.652397336788954" calcext:value-type="float">
            <text:p>0.65</text:p>
          </table:table-cell>
          <table:table-cell/>
          <table:table-cell office:value-type="float" office:value="22398" calcext:value-type="float">
            <text:p>22398</text:p>
          </table:table-cell>
          <table:table-cell table:formula="of:=[.M50]-[.$C50]" office:value-type="float" office:value="19" calcext:value-type="float">
            <text:p>19</text:p>
          </table:table-cell>
          <table:table-cell table:formula="of:=([.M50]-[.$C50])/[.$C50]*100" office:value-type="float" office:value="0.0849010232807543" calcext:value-type="float">
            <text:p>0.08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 table:number-columns-repeated="2"/>
          <table:table-cell office:value-type="float" office:value="45794" calcext:value-type="float">
            <text:p>45794</text:p>
          </table:table-cell>
          <table:table-cell table:formula="of:=[.I51]-[.$C51]" office:value-type="float" office:value="48" calcext:value-type="float">
            <text:p>48</text:p>
          </table:table-cell>
          <table:table-cell table:style-name="ce1" table:formula="of:=([.I51]-[.$C51])/[.$C51]*100" office:value-type="float" office:value="0.104927206750317" calcext:value-type="float">
            <text:p>0.10</text:p>
          </table:table-cell>
          <table:table-cell/>
          <table:table-cell office:value-type="float" office:value="45751" calcext:value-type="float">
            <text:p>45751</text:p>
          </table:table-cell>
          <table:table-cell table:formula="of:=[.M51]-[.$C51]" office:value-type="float" office:value="5" calcext:value-type="float">
            <text:p>5</text:p>
          </table:table-cell>
          <table:table-cell table:formula="of:=([.M51]-[.$C51])/[.$C51]*100" office:value-type="float" office:value="0.0109299173698247" calcext:value-type="float">
            <text:p>0.01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2"/>
          <table:table-cell office:value-type="float" office:value="45070" calcext:value-type="float">
            <text:p>45070</text:p>
          </table:table-cell>
          <table:table-cell table:formula="of:=[.I52]-[.$C52]" office:value-type="float" office:value="193" calcext:value-type="float">
            <text:p>193</text:p>
          </table:table-cell>
          <table:table-cell table:style-name="ce1" table:formula="of:=([.I52]-[.$C52])/[.$C52]*100" office:value-type="float" office:value="0.430064398244089" calcext:value-type="float">
            <text:p>0.43</text:p>
          </table:table-cell>
          <table:table-cell/>
          <table:table-cell office:value-type="float" office:value="44893" calcext:value-type="float">
            <text:p>44893</text:p>
          </table:table-cell>
          <table:table-cell table:formula="of:=[.M52]-[.$C52]" office:value-type="float" office:value="16" calcext:value-type="float">
            <text:p>16</text:p>
          </table:table-cell>
          <table:table-cell table:formula="of:=([.M52]-[.$C52])/[.$C52]*100" office:value-type="float" office:value="0.0356530071083183" calcext:value-type="float">
            <text:p>0.04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 table:number-columns-repeated="2"/>
          <table:table-cell office:value-type="float" office:value="44907" calcext:value-type="float">
            <text:p>44907</text:p>
          </table:table-cell>
          <table:table-cell table:formula="of:=[.I53]-[.$C53]" office:value-type="float" office:value="346" calcext:value-type="float">
            <text:p>346</text:p>
          </table:table-cell>
          <table:table-cell table:style-name="ce1" table:formula="of:=([.I53]-[.$C53])/[.$C53]*100" office:value-type="float" office:value="0.776463723884114" calcext:value-type="float">
            <text:p>0.78</text:p>
          </table:table-cell>
          <table:table-cell/>
          <table:table-cell office:value-type="float" office:value="44673" calcext:value-type="float">
            <text:p>44673</text:p>
          </table:table-cell>
          <table:table-cell table:formula="of:=[.M53]-[.$C53]" office:value-type="float" office:value="112" calcext:value-type="float">
            <text:p>112</text:p>
          </table:table-cell>
          <table:table-cell table:formula="of:=([.M53]-[.$C53])/[.$C53]*100" office:value-type="float" office:value="0.251340858598326" calcext:value-type="float">
            <text:p>0.25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 table:number-columns-repeated="2"/>
          <table:table-cell office:value-type="float" office:value="102463" calcext:value-type="float">
            <text:p>102463</text:p>
          </table:table-cell>
          <table:table-cell table:formula="of:=[.I54]-[.$C54]" office:value-type="float" office:value="42" calcext:value-type="float">
            <text:p>42</text:p>
          </table:table-cell>
          <table:table-cell table:style-name="ce1" table:formula="of:=([.I54]-[.$C54])/[.$C54]*100" office:value-type="float" office:value="0.0410072153171713" calcext:value-type="float">
            <text:p>0.04</text:p>
          </table:table-cell>
          <table:table-cell/>
          <table:table-cell office:value-type="float" office:value="102424" calcext:value-type="float">
            <text:p>102424</text:p>
          </table:table-cell>
          <table:table-cell table:formula="of:=[.M54]-[.$C54]" office:value-type="float" office:value="3" calcext:value-type="float">
            <text:p>3</text:p>
          </table:table-cell>
          <table:table-cell table:formula="of:=([.M54]-[.$C54])/[.$C54]*100" office:value-type="float" office:value="0.00292908680836938" calcext:value-type="float">
            <text:p>0.00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 table:number-columns-repeated="2"/>
          <table:table-cell office:value-type="float" office:value="100593" calcext:value-type="float">
            <text:p>100593</text:p>
          </table:table-cell>
          <table:table-cell table:formula="of:=[.I55]-[.$C55]" office:value-type="float" office:value="166" calcext:value-type="float">
            <text:p>166</text:p>
          </table:table-cell>
          <table:table-cell table:style-name="ce1" table:formula="of:=([.I55]-[.$C55])/[.$C55]*100" office:value-type="float" office:value="0.165294193792506" calcext:value-type="float">
            <text:p>0.17</text:p>
          </table:table-cell>
          <table:table-cell/>
          <table:table-cell office:value-type="float" office:value="100464" calcext:value-type="float">
            <text:p>100464</text:p>
          </table:table-cell>
          <table:table-cell table:formula="of:=[.M55]-[.$C55]" office:value-type="float" office:value="37" calcext:value-type="float">
            <text:p>37</text:p>
          </table:table-cell>
          <table:table-cell table:formula="of:=([.M55]-[.$C55])/[.$C55]*100" office:value-type="float" office:value="0.0368426817489321" calcext:value-type="float">
            <text:p>0.04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 table:number-columns-repeated="2"/>
          <table:table-cell office:value-type="float" office:value="100609" calcext:value-type="float">
            <text:p>100609</text:p>
          </table:table-cell>
          <table:table-cell table:formula="of:=[.I56]-[.$C56]" office:value-type="float" office:value="460" calcext:value-type="float">
            <text:p>460</text:p>
          </table:table-cell>
          <table:table-cell table:style-name="ce1" table:formula="of:=([.I56]-[.$C56])/[.$C56]*100" office:value-type="float" office:value="0.459315619726607" calcext:value-type="float">
            <text:p>0.46</text:p>
          </table:table-cell>
          <table:table-cell/>
          <table:table-cell office:value-type="float" office:value="100356" calcext:value-type="float">
            <text:p>100356</text:p>
          </table:table-cell>
          <table:table-cell table:formula="of:=[.M56]-[.$C56]" office:value-type="float" office:value="207" calcext:value-type="float">
            <text:p>207</text:p>
          </table:table-cell>
          <table:table-cell table:formula="of:=([.M56]-[.$C56])/[.$C56]*100" office:value-type="float" office:value="0.206692028876973" calcext:value-type="float">
            <text:p>0.21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 table:number-columns-repeated="2"/>
          <table:table-cell office:value-type="float" office:value="180680" calcext:value-type="float">
            <text:p>180680</text:p>
          </table:table-cell>
          <table:table-cell table:formula="of:=[.I57]-[.$C57]" office:value-type="float" office:value="35" calcext:value-type="float">
            <text:p>35</text:p>
          </table:table-cell>
          <table:table-cell table:style-name="ce1" table:formula="of:=([.I57]-[.$C57])/[.$C57]*100" office:value-type="float" office:value="0.0193750172991226" calcext:value-type="float">
            <text:p>0.02</text:p>
          </table:table-cell>
          <table:table-cell/>
          <table:table-cell office:value-type="float" office:value="180655" calcext:value-type="float">
            <text:p>180655</text:p>
          </table:table-cell>
          <table:table-cell table:formula="of:=[.M57]-[.$C57]" office:value-type="float" office:value="10" calcext:value-type="float">
            <text:p>10</text:p>
          </table:table-cell>
          <table:table-cell table:formula="of:=([.M57]-[.$C57])/[.$C57]*100" office:value-type="float" office:value="0.00553571922832074" calcext:value-type="float">
            <text:p>0.01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 table:number-columns-repeated="2"/>
          <table:table-cell office:value-type="float" office:value="178491" calcext:value-type="float">
            <text:p>178491</text:p>
          </table:table-cell>
          <table:table-cell table:formula="of:=[.I58]-[.$C58]" office:value-type="float" office:value="198" calcext:value-type="float">
            <text:p>198</text:p>
          </table:table-cell>
          <table:table-cell table:style-name="ce1" table:formula="of:=([.I58]-[.$C58])/[.$C58]*100" office:value-type="float" office:value="0.111053154077838" calcext:value-type="float">
            <text:p>0.11</text:p>
          </table:table-cell>
          <table:table-cell/>
          <table:table-cell office:value-type="float" office:value="178351" calcext:value-type="float">
            <text:p>178351</text:p>
          </table:table-cell>
          <table:table-cell table:formula="of:=[.M58]-[.$C58]" office:value-type="float" office:value="58" calcext:value-type="float">
            <text:p>58</text:p>
          </table:table-cell>
          <table:table-cell table:formula="of:=([.M58]-[.$C58])/[.$C58]*100" office:value-type="float" office:value="0.032530721901589" calcext:value-type="float">
            <text:p>0.03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 table:number-columns-repeated="2"/>
          <table:table-cell office:value-type="float" office:value="177276" calcext:value-type="float">
            <text:p>177276</text:p>
          </table:table-cell>
          <table:table-cell table:formula="of:=[.I59]-[.$C59]" office:value-type="float" office:value="456" calcext:value-type="float">
            <text:p>456</text:p>
          </table:table-cell>
          <table:table-cell table:style-name="ce1" table:formula="of:=([.I59]-[.$C59])/[.$C59]*100" office:value-type="float" office:value="0.257889379029522" calcext:value-type="float">
            <text:p>0.26</text:p>
          </table:table-cell>
          <table:table-cell/>
          <table:table-cell office:value-type="float" office:value="177050" calcext:value-type="float">
            <text:p>177050</text:p>
          </table:table-cell>
          <table:table-cell table:formula="of:=[.M59]-[.$C59]" office:value-type="float" office:value="230" calcext:value-type="float">
            <text:p>230</text:p>
          </table:table-cell>
          <table:table-cell table:formula="of:=([.M59]-[.$C59])/[.$C59]*100" office:value-type="float" office:value="0.130075783282434" calcext:value-type="float">
            <text:p>0.13</text:p>
          </table:table-cell>
          <table:table-cell table:number-columns-repeated="4"/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number-columns-repeated="10"/>
          <table:table-cell table:style-name="ce1" table:formula="of:=SUM([.K3:.K59])" office:value-type="float" office:value="30.7584251350614" calcext:value-type="float">
            <text:p>30.76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O3:.O59])" office:value-type="float" office:value="7.39153106175463" calcext:value-type="float">
            <text:p>7.39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number-columns-repeated="10"/>
          <table:table-cell table:style-name="ce1" table:formula="of:=MAX([.K3:.K59])" office:value-type="float" office:value="3.40208629682314" calcext:value-type="float">
            <text:p>3.40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O3:.O59])" office:value-type="float" office:value="1.08326596604689" calcext:value-type="float">
            <text:p>1.08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number-columns-repeated="13"/>
          <table:table-cell office:value-type="string" calcext:value-type="string">
            <text:p>MAX n 200</text:p>
          </table:table-cell>
          <table:table-cell table:formula="of:=MAX([.O6:.O8];[.O12:.O14];[.O18:.O20];[.O33:.O35];[.O48:.O50])" office:value-type="float" office:value="0.46587658357172" calcext:value-type="float">
            <text:p>0.47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MAX n 400</text:p>
          </table:table-cell>
          <table:table-cell table:formula="of:=MAX([.O21:.O23];[.O36:.O38];[.O51:.O53])" office:value-type="float" office:value="0.751540041067762" calcext:value-type="float">
            <text:p>0.75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MAX n 900</text:p>
          </table:table-cell>
          <table:table-cell table:formula="of:=MAX([.O39:.O41];[.O24:.O26];[.O54:.O56])" office:value-type="float" office:value="0.328133306447178" calcext:value-type="float">
            <text:p>0.33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MAX n 1600</text:p>
          </table:table-cell>
          <table:table-cell table:formula="of:=MAX([.O27:.O29];[.O42:.O44];[.O57:.O59])" office:value-type="float" office:value="0.211266154131542" calcext:value-type="float">
            <text:p>0.21</text:p>
          </table:table-cell>
          <table:table-cell table:number-columns-repeated="13"/>
        </table:table-row>
        <table:table-row table:style-name="ro1" table:number-rows-repeated="1048510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9:49:36.486731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5-11T21:34:16.803296536</dc:date>
    <meta:editing-duration>P1DT23H31M58S</meta:editing-duration>
    <meta:editing-cycles>39</meta:editing-cycles>
    <meta:generator>LibreOffice/6.0.7.3$Linux_X86_64 LibreOffice_project/00m0$Build-3</meta:generator>
    <meta:document-statistic meta:table-count="1" meta:cell-count="637" meta:object-count="0"/>
  </office:meta>
</office:document-meta>
</file>